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2" style:family="table">
      <style:table-properties style:width="10.797cm" table:align="margins" style:writing-mode="lr-tb"/>
    </style:style>
    <style:style style:name="Tabulka2.A" style:family="table-column">
      <style:table-column-properties style:column-width="1.799cm" style:rel-column-width="10926*"/>
    </style:style>
    <style:style style:name="Tabulka2.B" style:family="table-column">
      <style:table-column-properties style:column-width="1.649cm" style:rel-column-width="10015*"/>
    </style:style>
    <style:style style:name="Tabulka2.F" style:family="table-column">
      <style:table-column-properties style:column-width="2.397cm" style:rel-column-width="14549*"/>
    </style:style>
    <style:style style:name="Tabulka2.A1" style:family="table-cell">
      <style:table-cell-properties style:border-line-width-top="0.018cm 0.018cm 0.018cm" fo:padding="0.097cm" fo:border-left="none" fo:border-right="none" fo:border-top="1.5pt double #000000" fo:border-bottom="none"/>
    </style:style>
    <style:style style:name="Tabulka2.A2" style:family="table-cell">
      <style:table-cell-properties fo:padding="0.097cm" fo:border-left="none" fo:border-right="none" fo:border-top="0.05pt solid #000000" fo:border-bottom="none"/>
    </style:style>
    <style:style style:name="Tabulka2.A3" style:family="table-cell">
      <style:table-cell-properties fo:padding="0.097cm" fo:border="none"/>
    </style:style>
    <style:style style:name="Tabulka2.A8" style:family="table-cell">
      <style:table-cell-properties style:border-line-width-bottom="0.018cm 0.018cm 0.018cm" fo:padding="0.097cm" fo:border-left="none" fo:border-right="none" fo:border-top="none" fo:border-bottom="1.5pt double #000000"/>
    </style:style>
    <style:style style:name="P1" style:family="paragraph" style:parent-style-name="Text_20_body">
      <style:text-properties officeooo:rsid="203a16d8" officeooo:paragraph-rsid="395b71c1" fo:background-color="transparent"/>
    </style:style>
    <style:style style:name="P2" style:family="paragraph" style:parent-style-name="Text_20_body">
      <style:text-properties officeooo:rsid="203ece63" officeooo:paragraph-rsid="395b71c1" fo:background-color="transparent"/>
    </style:style>
    <style:style style:name="P3" style:family="paragraph" style:parent-style-name="Text_20_body">
      <style:text-properties officeooo:rsid="395cbc39" officeooo:paragraph-rsid="3960ad5d" fo:background-color="transparent"/>
    </style:style>
    <style:style style:name="P4" style:family="paragraph" style:parent-style-name="Text_20_body">
      <style:text-properties officeooo:paragraph-rsid="395b71c1"/>
    </style:style>
    <style:style style:name="P5" style:family="paragraph" style:parent-style-name="Text_20_body">
      <style:text-properties fo:font-style="normal" officeooo:rsid="22d6a232" officeooo:paragraph-rsid="3961ffec" style:font-style-asian="normal" style:font-style-complex="normal"/>
    </style:style>
    <style:style style:name="P6" style:family="paragraph" style:parent-style-name="Text_20_body">
      <style:text-properties officeooo:rsid="39609829" officeooo:paragraph-rsid="39609829"/>
    </style:style>
    <style:style style:name="P7" style:family="paragraph" style:parent-style-name="Text_20_body">
      <style:text-properties officeooo:rsid="21a77545" officeooo:paragraph-rsid="3961ffec"/>
    </style:style>
    <style:style style:name="P8" style:family="paragraph" style:parent-style-name="Text_20_body">
      <style:text-properties officeooo:rsid="2052d536" officeooo:paragraph-rsid="3961ffec"/>
    </style:style>
    <style:style style:name="P9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10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11" style:family="paragraph" style:parent-style-name="Standard">
      <style:paragraph-properties fo:text-align="center" style:justify-single-word="false"/>
      <style:text-properties fo:font-size="22pt" officeooo:rsid="2049b142" officeooo:paragraph-rsid="2049b142" style:font-size-asian="22pt" style:font-size-complex="22pt"/>
    </style:style>
    <style:style style:name="P12" style:family="paragraph" style:parent-style-name="Standard">
      <style:paragraph-properties fo:text-align="center" style:justify-single-word="false"/>
      <style:text-properties fo:font-size="14pt" officeooo:rsid="0ce719f8" officeooo:paragraph-rsid="0ce719f8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fo:font-size="60pt" fo:font-weight="bold" officeooo:rsid="201b9161" officeooo:paragraph-rsid="201b9161" style:font-size-asian="60pt" style:font-weight-asian="bold" style:font-size-complex="60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26pt" officeooo:rsid="201c3ea4" officeooo:paragraph-rsid="201c3ea4" style:font-size-asian="26pt" style:font-size-complex="26pt"/>
    </style:style>
    <style:style style:name="P16" style:family="paragraph" style:parent-style-name="Table_20_Contents">
      <style:paragraph-properties fo:text-align="center" style:justify-single-word="false"/>
      <style:text-properties officeooo:rsid="39595673" officeooo:paragraph-rsid="39595673"/>
    </style:style>
    <style:style style:name="P17" style:family="paragraph" style:parent-style-name="Table_20_Contents">
      <style:paragraph-properties fo:text-align="center" style:justify-single-word="false"/>
      <style:text-properties fo:font-style="italic" officeooo:rsid="3959bd81" officeooo:paragraph-rsid="3959bd81" style:font-style-asian="italic" style:font-style-complex="italic"/>
    </style:style>
    <style:style style:name="P18" style:family="paragraph" style:parent-style-name="Table_20_Contents">
      <style:paragraph-properties fo:text-align="center" style:justify-single-word="false"/>
      <style:text-properties fo:font-style="italic" officeooo:rsid="39595673" officeooo:paragraph-rsid="39595673" style:font-style-asian="italic" style:font-style-complex="italic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3958477f" officeooo:paragraph-rsid="3958477f" style:font-weight-asian="bold" style:font-weight-complex="bold"/>
    </style:style>
    <style:style style:name="P20" style:family="paragraph" style:parent-style-name="Table_20_Contents">
      <style:text-properties fo:font-weight="bold" officeooo:rsid="3958477f" officeooo:paragraph-rsid="3958477f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2" style:family="paragraph" style:parent-style-name="Heading_20_4">
      <style:text-properties fo:font-weight="normal" style:font-weight-asian="normal" style:font-weight-complex="normal"/>
    </style:style>
    <style:style style:name="P23" style:family="paragraph" style:parent-style-name="Heading_20_4">
      <style:text-properties fo:font-weight="normal" officeooo:paragraph-rsid="3965bde1" style:font-weight-asian="normal" style:font-weight-complex="normal"/>
    </style:style>
    <style:style style:name="P24" style:family="paragraph" style:parent-style-name="Heading_20_5">
      <style:text-properties fo:font-style="italic" officeooo:rsid="395da116" officeooo:paragraph-rsid="3961ffec" style:font-style-asian="italic" style:font-style-complex="italic"/>
    </style:style>
    <style:style style:name="P25" style:family="paragraph" style:parent-style-name="Heading_20_5">
      <style:text-properties officeooo:paragraph-rsid="3961ffec"/>
    </style:style>
    <style:style style:name="P26" style:family="paragraph" style:parent-style-name="Heading_20_2">
      <style:text-properties officeooo:rsid="395cbc39" officeooo:paragraph-rsid="3960ad5d"/>
    </style:style>
    <style:style style:name="P27" style:family="paragraph" style:parent-style-name="Heading_20_2" style:master-page-name="Standard">
      <style:paragraph-properties style:page-number="auto"/>
    </style:style>
    <style:style style:name="P28" style:family="paragraph" style:parent-style-name="Table_20_Contents">
      <style:paragraph-properties fo:text-align="center" style:justify-single-word="false"/>
      <style:text-properties fo:font-style="italic" officeooo:rsid="396551e6" officeooo:paragraph-rsid="396551e6" style:font-style-asian="italic" style:font-style-complex="italic"/>
    </style:style>
    <style:style style:name="P29" style:family="paragraph" style:parent-style-name="Table_20_Contents">
      <style:paragraph-properties fo:text-align="center" style:justify-single-word="false"/>
      <style:text-properties fo:font-style="italic" officeooo:rsid="3965adf6" officeooo:paragraph-rsid="3965adf6" style:font-style-asian="italic" style:font-style-complex="italic"/>
    </style:style>
    <style:style style:name="P30" style:family="paragraph" style:parent-style-name="Table_20_Contents">
      <style:text-properties fo:language="en" fo:country="US" fo:font-weight="bold" officeooo:rsid="39642ac9" officeooo:paragraph-rsid="39642ac9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officeooo:rsid="39646a0f" officeooo:paragraph-rsid="39646a0f"/>
    </style:style>
    <style:style style:name="P32" style:family="paragraph" style:parent-style-name="Table_20_Contents">
      <style:paragraph-properties fo:text-align="center" style:justify-single-word="false"/>
      <style:text-properties officeooo:rsid="3965bde1" officeooo:paragraph-rsid="3965bde1"/>
    </style:style>
    <style:style style:name="P33" style:family="paragraph" style:parent-style-name="Text_20_body" style:list-style-name="L1">
      <style:text-properties officeooo:rsid="2052d536" officeooo:paragraph-rsid="3961ffec"/>
    </style:style>
    <style:style style:name="P34" style:family="paragraph" style:parent-style-name="Text_20_body">
      <style:text-properties officeooo:rsid="21a77545" officeooo:paragraph-rsid="3961ffec"/>
    </style:style>
    <style:style style:name="P35" style:family="paragraph" style:parent-style-name="Text_20_body">
      <style:text-properties fo:language="cs" fo:country="CZ" fo:font-style="normal" officeooo:rsid="219805d8" officeooo:paragraph-rsid="395b71c1" style:language-asian="cs" style:country-asian="CZ" style:font-style-asian="normal" style:font-style-complex="normal"/>
    </style:style>
    <style:style style:name="P36" style:family="paragraph" style:parent-style-name="Text_20_body">
      <style:text-properties fo:language="cs" fo:country="CZ" fo:font-style="normal" officeooo:rsid="2035891f" officeooo:paragraph-rsid="3965bde1" fo:background-color="transparent" style:language-asian="cs" style:country-asian="CZ" style:font-style-asian="normal" style:font-style-complex="normal"/>
    </style:style>
    <style:style style:name="P37" style:family="paragraph" style:parent-style-name="Text_20_body">
      <style:text-properties officeooo:paragraph-rsid="3965bde1"/>
    </style:style>
    <style:style style:name="T1" style:family="text">
      <style:text-properties fo:language="cs" fo:country="CZ"/>
    </style:style>
    <style:style style:name="T2" style:family="text">
      <style:text-properties fo:language="cs" fo:country="CZ" fo:font-style="normal" fo:font-weight="normal" style:language-asian="cs" style:country-asian="CZ" style:font-style-asian="normal" style:font-weight-asian="normal" style:font-style-complex="normal" style:font-weight-complex="normal"/>
    </style:style>
    <style:style style:name="T3" style:family="text">
      <style:text-properties fo:language="cs" fo:country="CZ" fo:font-style="normal" fo:font-weight="normal" officeooo:rsid="2195aae2" style:language-asian="cs" style:country-asian="CZ" style:font-style-asian="normal" style:font-weight-asian="normal" style:font-style-complex="normal" style:font-weight-complex="normal"/>
    </style:style>
    <style:style style:name="T4" style:family="text">
      <style:text-properties fo:language="cs" fo:country="CZ" fo:font-style="normal" fo:font-weight="normal" officeooo:rsid="2195b040" style:language-asian="cs" style:country-asian="CZ" style:font-style-asian="normal" style:font-weight-asian="normal" style:font-style-complex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3e9ad2e4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officeooo:rsid="203a73cb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214ce48d" style:font-weight-asian="normal" style:font-weight-complex="normal"/>
    </style:style>
    <style:style style:name="T11" style:family="text">
      <style:text-properties fo:font-weight="normal" officeooo:rsid="2195b040" style:font-weight-asian="normal" style:font-weight-complex="normal"/>
    </style:style>
    <style:style style:name="T12" style:family="text">
      <style:text-properties fo:font-weight="normal" officeooo:rsid="3960ad5d" style:font-weight-asian="normal" style:font-weight-complex="normal"/>
    </style:style>
    <style:style style:name="T13" style:family="text">
      <style:text-properties fo:font-weight="normal" officeooo:rsid="203781ed" style:font-weight-asian="normal" style:font-weight-complex="normal"/>
    </style:style>
    <style:style style:name="T14" style:family="text">
      <style:text-properties fo:font-weight="normal" officeooo:rsid="395d8fe0" style:font-weight-asian="normal" style:font-weight-complex="normal"/>
    </style:style>
    <style:style style:name="T15" style:family="text">
      <style:text-properties officeooo:rsid="3958477f"/>
    </style:style>
    <style:style style:name="T16" style:family="text">
      <style:text-properties officeooo:rsid="395d8fe0"/>
    </style:style>
    <style:style style:name="T17" style:family="text">
      <style:text-properties officeooo:rsid="22d854a9"/>
    </style:style>
    <style:style style:name="T18" style:family="text">
      <style:text-properties officeooo:rsid="204f4e25"/>
    </style:style>
    <style:style style:name="T19" style:family="text">
      <style:text-properties officeooo:rsid="3ebdc40e"/>
    </style:style>
    <style:style style:name="T20" style:family="text">
      <style:text-properties officeooo:rsid="2163e5a4"/>
    </style:style>
    <style:style style:name="T21" style:family="text">
      <style:text-properties officeooo:rsid="205cb6a1"/>
    </style:style>
    <style:style style:name="T22" style:family="text">
      <style:text-properties officeooo:rsid="205345cd"/>
    </style:style>
    <style:style style:name="T23" style:family="text">
      <style:text-properties officeooo:rsid="2164a9a6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21a922d0" style:font-style-asian="normal" style:font-style-complex="normal"/>
    </style:style>
    <style:style style:name="T26" style:family="text">
      <style:text-properties officeooo:rsid="3965bde1"/>
    </style:style>
    <style:style style:name="T27" style:family="text">
      <style:text-properties officeooo:rsid="39661ad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2">Rasy</text:h>
      <table:table table:name="Tabulka2" table:style-name="Tabulka2">
        <table:table-column table:style-name="Tabulka2.A"/>
        <table:table-column table:style-name="Tabulka2.B" table:number-columns-repeated="4"/>
        <table:table-column table:style-name="Tabulka2.F"/>
        <table:table-row>
          <table:table-cell table:style-name="Tabulka2.A1" office:value-type="string">
            <text:p text:style-name="Table_20_Contents"/>
          </table:table-cell>
          <table:table-cell table:style-name="Tabulka2.A1" office:value-type="string">
            <text:p text:style-name="P19">Síla</text:p>
          </table:table-cell>
          <table:table-cell table:style-name="Tabulka2.A1" office:value-type="string">
            <text:p text:style-name="P19">Finesa</text:p>
          </table:table-cell>
          <table:table-cell table:style-name="Tabulka2.A1" office:value-type="string">
            <text:p text:style-name="P21">Duše</text:p>
          </table:table-cell>
          <table:table-cell table:style-name="Tabulka2.A1" office:value-type="string">
            <text:p text:style-name="P21">Živo<text:span text:style-name="T15">t</text:span>y</text:p>
          </table:table-cell>
          <table:table-cell table:style-name="Tabulka2.A1" office:value-type="string">
            <text:p text:style-name="P19">Schopnost</text:p>
          </table:table-cell>
        </table:table-row>
        <table:table-row>
          <table:table-cell table:style-name="Tabulka2.A2" office:value-type="string">
            <text:p text:style-name="P20">člověk</text:p>
          </table:table-cell>
          <table:table-cell table:style-name="Tabulka2.A2" office:value-type="string">
            <text:p text:style-name="P16">1-3</text:p>
          </table:table-cell>
          <table:table-cell table:style-name="Tabulka2.A2" office:value-type="string">
            <text:p text:style-name="P16">1-3</text:p>
          </table:table-cell>
          <table:table-cell table:style-name="Tabulka2.A2" office:value-type="string">
            <text:p text:style-name="P16">1-3</text:p>
          </table:table-cell>
          <table:table-cell table:style-name="Tabulka2.A2" office:value-type="string">
            <text:p text:style-name="P16">5 + Síla</text:p>
          </table:table-cell>
          <table:table-cell table:style-name="Tabulka2.A2" office:value-type="string">
            <text:p text:style-name="P17">bezpečný dopad</text:p>
          </table:table-cell>
        </table:table-row>
        <table:table-row>
          <table:table-cell table:style-name="Tabulka2.A3" office:value-type="string">
            <text:p text:style-name="P20">barbar</text:p>
          </table:table-cell>
          <table:table-cell table:style-name="Tabulka2.A3" office:value-type="string">
            <text:p text:style-name="P16">2-3</text:p>
          </table:table-cell>
          <table:table-cell table:style-name="Tabulka2.A3" office:value-type="string">
            <text:p text:style-name="P16">1-3</text:p>
          </table:table-cell>
          <table:table-cell table:style-name="Tabulka2.A3" office:value-type="string">
            <text:p text:style-name="P16">1-3</text:p>
          </table:table-cell>
          <table:table-cell table:style-name="Tabulka2.A3" office:value-type="string">
            <text:p text:style-name="P16">5 + Síla</text:p>
          </table:table-cell>
          <table:table-cell table:style-name="Tabulka2.A3" office:value-type="string">
            <text:p text:style-name="P17">obří skoky</text:p>
          </table:table-cell>
        </table:table-row>
        <table:table-row>
          <table:table-cell table:style-name="Tabulka2.A3" office:value-type="string">
            <text:p text:style-name="P30">hobit</text:p>
          </table:table-cell>
          <table:table-cell table:style-name="Tabulka2.A3" office:value-type="string">
            <text:p text:style-name="P31">1-2</text:p>
          </table:table-cell>
          <table:table-cell table:style-name="Tabulka2.A3" office:value-type="string">
            <text:p text:style-name="P31">2-3</text:p>
          </table:table-cell>
          <table:table-cell table:style-name="Tabulka2.A3" office:value-type="string">
            <text:p text:style-name="P31">1-3</text:p>
          </table:table-cell>
          <table:table-cell table:style-name="Tabulka2.A3" office:value-type="string">
            <text:p text:style-name="P32">4 + Síla</text:p>
          </table:table-cell>
          <table:table-cell table:style-name="Tabulka2.A3" office:value-type="string">
            <text:p text:style-name="P28">vytříbená chuť</text:p>
          </table:table-cell>
        </table:table-row>
        <table:table-row>
          <table:table-cell table:style-name="Tabulka2.A3" office:value-type="string">
            <text:p text:style-name="P30">kud<text:span text:style-name="T1">ůk</text:span></text:p>
          </table:table-cell>
          <table:table-cell table:style-name="Tabulka2.A3" office:value-type="string">
            <text:p text:style-name="P31">1-2</text:p>
          </table:table-cell>
          <table:table-cell table:style-name="Tabulka2.A3" office:value-type="string">
            <text:p text:style-name="P31">2-3</text:p>
          </table:table-cell>
          <table:table-cell table:style-name="Tabulka2.A3" office:value-type="string">
            <text:p text:style-name="P31">1-2</text:p>
          </table:table-cell>
          <table:table-cell table:style-name="Tabulka2.A3" office:value-type="string">
            <text:p text:style-name="P32">4 + Síla</text:p>
          </table:table-cell>
          <table:table-cell table:style-name="Tabulka2.A3" office:value-type="string">
            <text:p text:style-name="P29">výborný čich</text:p>
          </table:table-cell>
        </table:table-row>
        <table:table-row>
          <table:table-cell table:style-name="Tabulka2.A3" office:value-type="string">
            <text:p text:style-name="P30">elf</text:p>
          </table:table-cell>
          <table:table-cell table:style-name="Tabulka2.A3" office:value-type="string">
            <text:p text:style-name="P31">1-2</text:p>
          </table:table-cell>
          <table:table-cell table:style-name="Tabulka2.A3" office:value-type="string">
            <text:p text:style-name="P31">2-3</text:p>
          </table:table-cell>
          <table:table-cell table:style-name="Tabulka2.A3" office:value-type="string">
            <text:p text:style-name="P31">2-3</text:p>
          </table:table-cell>
          <table:table-cell table:style-name="Tabulka2.A3" office:value-type="string">
            <text:p text:style-name="P32">5 + Síla</text:p>
          </table:table-cell>
          <table:table-cell table:style-name="Tabulka2.A3" office:value-type="string">
            <text:p text:style-name="P29">ostrý zrak</text:p>
          </table:table-cell>
        </table:table-row>
        <table:table-row>
          <table:table-cell table:style-name="Tabulka2.A3" office:value-type="string">
            <text:p text:style-name="P20">trpaslík</text:p>
          </table:table-cell>
          <table:table-cell table:style-name="Tabulka2.A3" office:value-type="string">
            <text:p text:style-name="P16">2-3</text:p>
          </table:table-cell>
          <table:table-cell table:style-name="Tabulka2.A3" office:value-type="string">
            <text:p text:style-name="P16">1-2</text:p>
          </table:table-cell>
          <table:table-cell table:style-name="Tabulka2.A3" office:value-type="string">
            <text:p text:style-name="P16">1-3</text:p>
          </table:table-cell>
          <table:table-cell table:style-name="Tabulka2.A3" office:value-type="string">
            <text:p text:style-name="P16">5 + Síla</text:p>
          </table:table-cell>
          <table:table-cell table:style-name="Tabulka2.A3" office:value-type="string">
            <text:p text:style-name="P18">infravidění</text:p>
          </table:table-cell>
        </table:table-row>
        <table:table-row>
          <table:table-cell table:style-name="Tabulka2.A8" office:value-type="string">
            <text:p text:style-name="P20">kroll</text:p>
          </table:table-cell>
          <table:table-cell table:style-name="Tabulka2.A8" office:value-type="string">
            <text:p text:style-name="P16">3</text:p>
          </table:table-cell>
          <table:table-cell table:style-name="Tabulka2.A8" office:value-type="string">
            <text:p text:style-name="P16">1-2</text:p>
          </table:table-cell>
          <table:table-cell table:style-name="Tabulka2.A8" office:value-type="string">
            <text:p text:style-name="P16">1-2</text:p>
          </table:table-cell>
          <table:table-cell table:style-name="Tabulka2.A8" office:value-type="string">
            <text:p text:style-name="P16">6 + Síla</text:p>
          </table:table-cell>
          <table:table-cell table:style-name="Tabulka2.A8" office:value-type="string">
            <text:p text:style-name="P18">ultrasluch</text:p>
          </table:table-cell>
        </table:table-row>
      </table:table>
      <text:h text:style-name="Heading_20_4" text:outline-level="4"><text:span text:style-name="T9">Bezpečný dopad </text:span><text:span text:style-name="T14">(člověk)</text:span></text:h>
      <text:p text:style-name="P4"><text:span text:style-name="T3">Dokážeš</text:span><text:span text:style-name="T2"> bezpečně dopadnout z </text:span><text:span text:style-name="T4">dvojnásobné výšky než ostatní</text:span><text:span text:style-name="T2">.</text:span></text:p>
      <text:h text:style-name="P22" text:outline-level="4">Obří skoky <text:span text:style-name="T16">(barbar)</text:span></text:h>
      <text:p text:style-name="P35"><text:span text:style-name="T11">Vyskočíš dvakrát výše a doskočíš dvakrát dále než ostatní</text:span><text:span text:style-name="T9">.</text:span></text:p>
      <text:h text:style-name="P22" text:outline-level="4">Vytříbená chuť <text:span text:style-name="T27">(hobit)</text:span></text:h>
      <text:p text:style-name="Text_20_body">Hobiti mají citlivější chuť a než příslušníci ostatních ras. Jsou to díky tomu známí labužníci a velcí znalci různých nápojů, pokrmů a jiných poživatin, ale <text:span text:style-name="T26">dokáží také</text:span> pouhým ochutnáním odhal<text:span text:style-name="T26">it</text:span> přítomnost jedů nebo jiných nežádoucích přísad.</text:p>
      <text:h text:style-name="P23" text:outline-level="4">V<text:span text:style-name="T26">ýborný</text:span> čich <text:span text:style-name="T27">(kudůk)</text:span></text:h>
      <text:p text:style-name="P37"><text:span text:style-name="T26">Kudůci mají výborný čich, podobně jako psi. Dokáží tedy například sledovat pachovou stopu, poznají </text:span>převlečenou osobu<text:span text:style-name="T26">, ucítí neviditelného protivníka a podobně</text:span>.</text:p>
      <text:h text:style-name="P22" text:outline-level="4"><text:soft-page-break/>Ostrý zrak <text:span text:style-name="T26">(elf)</text:span></text:h>
      <text:p text:style-name="P36"><text:span text:style-name="T9">Elfové mají ostřejší a citlivější zrak než ostatní rasy. Vidí dobře i za šera (ale ne v naprosté tmě) a rozeznají detaily </text:span><text:span text:style-name="T13">i </text:span><text:span text:style-name="T9">na v</text:span><text:span text:style-name="T13">elkou</text:span><text:span text:style-name="T9"> vzdálenost.</text:span></text:p>
      <text:h text:style-name="P22" text:outline-level="4">Infravidění <text:span text:style-name="T16">(trpaslík)</text:span></text:h>
      <text:p text:style-name="P1">Trpaslíci dokáží rozeznat teplejší předměty od studenějších. <text:span text:style-name="T8">I v naprosté tmě tedy například uvidí teplokrevné tvory. Nedokáží ale rozeznat barvy ani detaily, nevidí skrz překážky a pokud má v podzemí všechno stejnou teplotu, musí tápat stejně jako všichni ostatní.</text:span></text:p>
      <text:h text:style-name="P22" text:outline-level="4">Ultrasluch <text:span text:style-name="T16">(kroll)</text:span></text:h>
      <text:p text:style-name="P2"><text:span text:style-name="T9">Krol</text:span><text:span text:style-name="T10">l</text:span><text:span text:style-name="T9">ové, podobně jako netopýři, dokáží podle lidským uchem nezachytitelného odraženého zvuku určit vzdálenost stěn a překážek. Toto zvláštní „vidění“ je ale dost hrubé a nepřesné – kroll pozná tvar chodeb a místností a ani v naprosté tmě nevrazí do stromu, ale rozhodně si nevšimne nataženého lanka a nepozná, co protivníci drží v rukou. </text:span><text:span text:style-name="T7">Ultrasluch</text:span><text:span text:style-name="T9"> nefunguje v prostředí hlučnějším než obyčejný hovor, nebo když kroll z nějakých důvodů nemůže vydávat zvuky.</text:span></text:p>
      <text:h text:style-name="P26" text:outline-level="2">Určení vlastností</text:h>
      <text:p text:style-name="P3"><text:span text:style-name="T9">K </text:span><text:span text:style-name="T12">vedlejším</text:span><text:span text:style-name="T9"> vlastnostem přiděl hodnoty 2 a 1</text:span><text:span text:style-name="T12"> v mezích rozsahů vlastností tvé rasy.</text:span></text:p>
      <text:h text:style-name="Heading_20_2" text:outline-level="2"><text:soft-page-break/>Schopnosti povolání</text:h>
      <text:h text:style-name="P24" text:outline-level="5">Zastraš<text:span text:style-name="T19">ován</text:span>í</text:h>
      <text:p text:style-name="P5">Zastrašení musíš vždy <text:span text:style-name="T17">něčím</text:span> spustit: Rozpůlit jednoho z nepřátel, zasadit protivníkovi těžkou ránu, dostat ho do nevýhodné situace, nebo mu třeba připomenout, kolik takových jako on jsi už zabil.<text:line-break/><text:tab/>Zastrašovat můžeš v<text:span text:style-name="T18"> boji i mimo boj. Protivníci se zamyslí, jestli jim střet stojí za to.<text:line-break/><text:tab/>Výsledek posoudí Pán jeskyně, v uvažování nepřátel se ale vždy musí něco změnit – nemusí nutně hned utéct, ale musí přinejmenším začít brát vážně věci, které si předtím nepřipouštěli.</text:span></text:p>
      <text:p text:style-name="P6">Na výběr při levelupu: <text:span text:style-name="T5">Sehranost</text:span> nebo <text:span text:style-name="T5">Velení</text:span></text:p>
      <text:h text:style-name="P25" text:outline-level="5">Sehranost</text:h>
      <text:p text:style-name="P8">Vyžaduje alespoň týden společného tréninku a potom průběžné udržování (sem tam si zatrénovat).<text:line-break/><text:tab/><text:span text:style-name="T20">Kdykoliv</text:span> bojuje<text:span text:style-name="T20">š</text:span> bok po boku <text:span text:style-name="T21">někoho, s kým jsi sehraný</text:span>, <text:span text:style-name="T22">můžeš si v každém kole vybrat:</text:span></text:p>
      <text:list xml:id="list1542713473" text:style-name="L1">
        <text:list-item>
          <text:p text:style-name="P33">Dá<text:span text:style-name="T20">š</text:span> výhodu <text:span text:style-name="T22">tomuto spolubojovníkovi</text:span>.</text:p>
        </text:list-item>
        <text:list-item>
          <text:p text:style-name="P33"><text:span text:style-name="T23">Nebo získáš výhodu sám</text:span>.</text:p>
        </text:list-item>
      </text:list>
      <text:p text:style-name="P7"><text:span text:style-name="T5">Tato výhoda se nesčítá s výhodou za </text:span><text:span text:style-name="T6">velení</text:span><text:span text:style-name="T5">.</text:span></text:p>
      <text:h text:style-name="P25" text:outline-level="5">Velení</text:h>
      <text:p text:style-name="P7"><text:span text:style-name="T24">V každém kole můžeš dát povel jedné postavě. Pokud tě poslechne, započítá si výhodu. </text:span><text:span text:style-name="T25">Povel musí dávat smysl.</text:span><text:span text:style-name="T24"> Tato výhoda se nesčítá s výhodou za </text:span><text:span text:style-name="T5">sehranost</text:span><text:span text:style-name="T24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font-style="normal" officeooo:rsid="338618e8" style:font-style-asian="normal" style:font-style-complex="normal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Properties" style:family="paragraph" style:parent-style-name="Text_20_body" style:master-page-name="">
      <style:paragraph-properties fo:margin-left="0.801cm" fo:margin-right="0cm" fo:margin-top="0cm" fo:margin-bottom="0.3cm" loext:contextual-spacing="true" fo:line-height="125%" fo:text-indent="-0.6cm" style:auto-text-indent="false" style:page-number="auto">
        <style:tab-stops>
          <style:tab-stop style:position="0.499cm"/>
        </style:tab-stops>
      </style:paragraph-properties>
    </style:style>
    <style:style style:name="Property_20_block" style:display-name="Property block" style:family="paragraph" style:parent-style-name="Text_20_body">
      <style:paragraph-properties fo:margin-left="0.199cm" fo:margin-right="0cm" fo:text-indent="0cm" style:auto-text-indent="false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07-08T13:56:19.964000000</dc:date>
    <meta:print-date>2113-01-01T00:00:00</meta:print-date>
    <meta:editing-cycles>19253</meta:editing-cycles>
    <meta:editing-duration>P54DT12H18M2S</meta:editing-duration>
    <meta:generator>LibreOffice/6.0.5.2$Windows_X86_64 LibreOffice_project/54c8cbb85f300ac59db32fe8a675ff7683cd5a16</meta:generator>
    <dc:creator>York </dc:creator>
    <meta:document-statistic meta:table-count="1" meta:image-count="0" meta:object-count="0" meta:page-count="3" meta:paragraph-count="76" meta:word-count="469" meta:character-count="2896" meta:non-whitespace-character-count="2500"/>
  </office:meta>
</office:document-meta>
</file>